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Standard">
      <style:text-properties fo:font-weight="bold"/>
    </style:style>
    <style:style style:name="P7" style:family="paragraph" style:parent-style-name="Body_20_Text_20_First_20_Indent">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10"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1" style:family="paragraph" style:parent-style-name="Standard">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2" style:family="paragraph" style:parent-style-name="Text_20_body">
      <style:paragraph-properties fo:margin-left="0in" fo:margin-right="0in" fo:margin-top="0in" fo:margin-bottom="0in" fo:text-indent="0in" style:auto-text-indent="false"/>
      <style:text-properties style:font-name="Times New Roman"/>
    </style:style>
    <style:style style:name="P13"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4"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5"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7"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8"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9" style:family="paragraph" style:parent-style-name="Standard">
      <style:paragraph-properties fo:margin-left="1in" fo:margin-right="0in" fo:text-indent="0in" style:auto-text-indent="false"/>
      <style:text-properties fo:font-style="italic" style:font-style-asian="italic" style:font-style-complex="italic"/>
    </style:style>
    <style:style style:name="P20" style:family="paragraph" style:parent-style-name="Standard">
      <style:paragraph-properties fo:margin-left="1in" fo:margin-right="0in" fo:text-indent="0in" style:auto-text-indent="false"/>
      <style:text-properties fo:font-style="normal" style:font-style-asian="normal" style:font-style-complex="normal"/>
    </style:style>
    <style:style style:name="P21"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fo:font-style="italic" style:font-style-asian="italic" style:font-style-complex="italic"/>
    </style:style>
    <style:style style:name="P25" style:family="paragraph" style:parent-style-name="Standard">
      <style:paragraph-properties fo:margin-left="0.5in" fo:margin-right="0in" fo:text-indent="0in" style:auto-text-indent="false"/>
      <style:text-properties fo:font-style="normal" style:font-style-asian="normal" style:font-style-complex="normal"/>
    </style:style>
    <style:style style:name="P26"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7" style:family="paragraph" style:parent-style-name="Text_20_body">
      <style:paragraph-properties fo:margin-left="0.5in" fo:margin-right="0in" fo:margin-top="0in" fo:margin-bottom="0in" fo:text-indent="0in" style:auto-text-indent="false"/>
    </style:style>
    <style:style style:name="P28" style:family="paragraph" style:parent-style-name="Text_20_body">
      <style:paragraph-properties fo:margin-left="0.5in" fo:margin-right="0in" fo:margin-top="0in" fo:margin-bottom="0in" fo:text-indent="0in" style:auto-text-indent="false"/>
      <style:text-properties style:font-name="Times New Roman"/>
    </style:style>
    <style:style style:name="P29"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30"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1"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32"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3"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4" style:family="paragraph" style:parent-style-name="Date">
      <style:paragraph-properties fo:margin-left="2.5in" fo:margin-right="0in" fo:text-indent="0in" style:auto-text-indent="false"/>
    </style:style>
    <style:style style:name="P35" style:family="paragraph" style:parent-style-name="Text_20_body">
      <style:paragraph-properties fo:margin-top="0in" fo:margin-bottom="0in"/>
    </style:style>
    <style:style style:name="P36" style:family="paragraph" style:parent-style-name="Text_20_body">
      <style:paragraph-properties fo:margin-top="0in" fo:margin-bottom="0in"/>
      <style:text-properties style:font-name="Times New Roman"/>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weight="bold"/>
    </style:style>
    <style:style style:name="P39"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40" style:family="paragraph" style:parent-style-name="Body_20_Text_20_First_20_Indent">
      <style:paragraph-properties fo:margin-left="0.5in" fo:margin-right="0in" fo:text-indent="0.1457in" style:auto-text-indent="false"/>
    </style:style>
    <style:style style:name="P4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2" style:family="paragraph" style:parent-style-name="Contents_20_2">
      <style:paragraph-properties>
        <style:tab-stops>
          <style:tab-stop style:position="5.5252in" style:type="right" style:leader-style="dotted" style:leader-text="."/>
        </style:tab-stops>
      </style:paragraph-properties>
    </style:style>
    <style:style style:name="P4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4" style:family="paragraph" style:parent-style-name="Body_20_Text_20_First_20_Indent" style:list-style-name="L5">
      <style:paragraph-properties fo:margin-left="0in" fo:margin-right="0in" fo:text-indent="0in" style:auto-text-indent="false"/>
    </style:style>
    <style:style style:name="P45" style:family="paragraph" style:parent-style-name="Body_20_Text_20_First_20_Indent" style:list-style-name="L5">
      <style:paragraph-properties fo:margin-left="0in" fo:margin-right="0in" fo:text-indent="0in" style:auto-text-indent="false"/>
    </style:style>
    <style:style style:name="P46" style:family="paragraph" style:parent-style-name="Body_20_Text_20_First_20_Indent" style:list-style-name="L2"/>
    <style:style style:name="P47" style:family="paragraph" style:parent-style-name="Body_20_Text_20_First_20_Indent" style:list-style-name="L5"/>
    <style:style style:name="P48" style:family="paragraph" style:parent-style-name="Body_20_Text_20_First_20_Indent" style:list-style-name="L5"/>
    <style:style style:name="P49" style:family="paragraph" style:parent-style-name="Body_20_Text_20_First_20_Indent" style:list-style-name="L5"/>
    <style:style style:name="P50" style:family="paragraph" style:parent-style-name="Body_20_Text_20_First_20_Indent" style:list-style-name="L5"/>
    <style:style style:name="P51" style:family="paragraph" style:parent-style-name="Body_20_Text_20_First_20_Indent" style:list-style-name="L5"/>
    <style:style style:name="P52" style:family="paragraph" style:parent-style-name="Body_20_Text_20_First_20_Indent" style:list-style-name="L5"/>
    <style:style style:name="P53" style:family="paragraph" style:parent-style-name="Body_20_Text_20_First_20_Indent" style:list-style-name="L5"/>
    <style:style style:name="P54" style:family="paragraph" style:parent-style-name="Body_20_Text_20_First_20_Indent" style:list-style-name="L5"/>
    <style:style style:name="P55"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56"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57" style:family="paragraph" style:parent-style-name="Text_20_body" style:list-style-name="L1">
      <style:paragraph-properties fo:margin-top="0in" fo:margin-bottom="0in"/>
      <style:text-properties style:font-name="Times New Roman"/>
    </style:style>
    <style:style style:name="P58" style:family="paragraph" style:parent-style-name="Text_20_body" style:list-style-name="L1">
      <style:paragraph-properties fo:margin-top="0in" fo:margin-bottom="0in"/>
      <style:text-properties style:font-name="Times New Roman"/>
    </style:style>
    <style:style style:name="P59" style:family="paragraph" style:parent-style-name="Text_20_body" style:list-style-name="L1">
      <style:paragraph-properties fo:margin-top="0in" fo:margin-bottom="0in"/>
      <style:text-properties style:font-name="Times New Roman"/>
    </style:style>
    <style:style style:name="P60" style:family="paragraph" style:parent-style-name="Text_20_body" style:list-style-name="L1">
      <style:paragraph-properties fo:margin-top="0in" fo:margin-bottom="0in"/>
      <style:text-properties style:font-name="Times New Roman"/>
    </style:style>
    <style:style style:name="P61" style:family="paragraph" style:parent-style-name="Text_20_body" style:list-style-name="L1">
      <style:paragraph-properties fo:margin-top="0in" fo:margin-bottom="0in"/>
      <style:text-properties style:font-name="Times New Roman"/>
    </style:style>
    <style:style style:name="P62" style:family="paragraph" style:parent-style-name="Text_20_body" style:list-style-name="L2">
      <style:paragraph-properties fo:margin-top="0in" fo:margin-bottom="0in"/>
      <style:text-properties style:font-name="Times New Roman"/>
    </style:style>
    <style:style style:name="P63" style:family="paragraph" style:parent-style-name="Text_20_body" style:list-style-name="L2">
      <style:paragraph-properties fo:margin-top="0in" fo:margin-bottom="0in"/>
      <style:text-properties style:font-name="Times New Roman"/>
    </style:style>
    <style:style style:name="P64" style:family="paragraph" style:parent-style-name="Text_20_body" style:list-style-name="L2">
      <style:paragraph-properties fo:margin-top="0in" fo:margin-bottom="0in"/>
      <style:text-properties style:font-name="Times New Roman"/>
    </style:style>
    <style:style style:name="P65" style:family="paragraph" style:parent-style-name="Text_20_body" style:list-style-name="L2">
      <style:paragraph-properties fo:margin-top="0in" fo:margin-bottom="0in"/>
      <style:text-properties style:font-name="Times New Roman"/>
    </style:style>
    <style:style style:name="P66" style:family="paragraph" style:parent-style-name="Text_20_body" style:list-style-name="L2">
      <style:paragraph-properties fo:margin-top="0in" fo:margin-bottom="0in"/>
      <style:text-properties style:font-name="Times New Roman"/>
    </style:style>
    <style:style style:name="P67" style:family="paragraph" style:parent-style-name="Text_20_body" style:list-style-name="L2">
      <style:paragraph-properties fo:margin-top="0in" fo:margin-bottom="0in"/>
      <style:text-properties style:font-name="Times New Roman"/>
    </style:style>
    <style:style style:name="P68" style:family="paragraph" style:parent-style-name="Text_20_body" style:list-style-name="L2">
      <style:paragraph-properties fo:margin-top="0in" fo:margin-bottom="0in"/>
      <style:text-properties style:font-name="Times New Roman"/>
    </style:style>
    <style:style style:name="P69" style:family="paragraph" style:parent-style-name="Text_20_body" style:list-style-name="L2">
      <style:paragraph-properties fo:margin-top="0in" fo:margin-bottom="0in"/>
      <style:text-properties style:font-name="Times New Roman"/>
    </style:style>
    <style:style style:name="P70" style:family="paragraph" style:parent-style-name="Text_20_body" style:list-style-name="L2">
      <style:paragraph-properties fo:margin-top="0in" fo:margin-bottom="0in"/>
      <style:text-properties style:font-name="Times New Roman"/>
    </style:style>
    <style:style style:name="P71" style:family="paragraph" style:parent-style-name="Text_20_body" style:list-style-name="L2">
      <style:paragraph-properties fo:margin-top="0in" fo:margin-bottom="0in"/>
      <style:text-properties style:font-name="Times New Roman"/>
    </style:style>
    <style:style style:name="P72" style:family="paragraph" style:parent-style-name="Text_20_body" style:list-style-name="L2">
      <style:paragraph-properties fo:margin-top="0in" fo:margin-bottom="0in"/>
      <style:text-properties style:font-name="Times New Roman"/>
    </style:style>
    <style:style style:name="P73" style:family="paragraph" style:parent-style-name="Text_20_body" style:list-style-name="L2">
      <style:paragraph-properties fo:margin-top="0in" fo:margin-bottom="0in"/>
      <style:text-properties style:font-name="Times New Roman"/>
    </style:style>
    <style:style style:name="P74" style:family="paragraph" style:parent-style-name="Text_20_body" style:list-style-name="L2">
      <style:paragraph-properties fo:margin-top="0in" fo:margin-bottom="0in"/>
      <style:text-properties style:font-name="Times New Roman"/>
    </style:style>
    <style:style style:name="P75" style:family="paragraph" style:parent-style-name="Text_20_body" style:list-style-name="L2">
      <style:paragraph-properties fo:margin-top="0in" fo:margin-bottom="0in"/>
      <style:text-properties style:font-name="Times New Roman"/>
    </style:style>
    <style:style style:name="P76" style:family="paragraph" style:parent-style-name="Text_20_body" style:list-style-name="L2">
      <style:paragraph-properties fo:margin-top="0in" fo:margin-bottom="0in"/>
      <style:text-properties style:font-name="Times New Roman"/>
    </style:style>
    <style:style style:name="P77" style:family="paragraph" style:parent-style-name="Text_20_body" style:list-style-name="L2">
      <style:paragraph-properties fo:margin-top="0in" fo:margin-bottom="0in"/>
      <style:text-properties style:font-name="Times New Roman"/>
    </style:style>
    <style:style style:name="P78" style:family="paragraph" style:parent-style-name="Text_20_body" style:list-style-name="L2">
      <style:paragraph-properties fo:margin-top="0in" fo:margin-bottom="0in"/>
      <style:text-properties style:font-name="Times New Roman"/>
    </style:style>
    <style:style style:name="P79" style:family="paragraph" style:parent-style-name="Text_20_body" style:list-style-name="L2">
      <style:paragraph-properties fo:margin-top="0in" fo:margin-bottom="0in"/>
      <style:text-properties style:font-name="Times New Roman"/>
    </style:style>
    <style:style style:name="P80" style:family="paragraph" style:parent-style-name="Text_20_body" style:list-style-name="L2">
      <style:paragraph-properties fo:margin-top="0in" fo:margin-bottom="0in"/>
      <style:text-properties style:font-name="Times New Roman"/>
    </style:style>
    <style:style style:name="P81" style:family="paragraph" style:parent-style-name="Text_20_body" style:list-style-name="L2">
      <style:paragraph-properties fo:margin-top="0in" fo:margin-bottom="0in"/>
      <style:text-properties style:font-name="Times New Roman"/>
    </style:style>
    <style:style style:name="P82" style:family="paragraph" style:parent-style-name="Text_20_body" style:list-style-name="L2">
      <style:paragraph-properties fo:margin-top="0in" fo:margin-bottom="0in"/>
    </style:style>
    <style:style style:name="P83" style:family="paragraph" style:parent-style-name="Text_20_body" style:list-style-name="L2">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style>
    <style:style style:name="P86" style:family="paragraph" style:parent-style-name="Text_20_body" style:list-style-name="L2">
      <style:paragraph-properties fo:margin-top="0in" fo:margin-bottom="0in"/>
    </style:style>
    <style:style style:name="P87" style:family="paragraph" style:parent-style-name="Text_20_body" style:list-style-name="L2">
      <style:paragraph-properties fo:margin-top="0in" fo:margin-bottom="0in"/>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2">
      <style:paragraph-properties fo:margin-top="0in" fo:margin-bottom="0in"/>
    </style:style>
    <style:style style:name="P92" style:family="paragraph" style:parent-style-name="Text_20_body" style:list-style-name="L2">
      <style:paragraph-properties fo:margin-top="0in" fo:margin-bottom="0in"/>
    </style:style>
    <style:style style:name="P93" style:family="paragraph" style:parent-style-name="Text_20_body" style:list-style-name="L2">
      <style:paragraph-properties fo:margin-top="0in" fo:margin-bottom="0in"/>
    </style:style>
    <style:style style:name="P94" style:family="paragraph" style:parent-style-name="Text_20_body" style:list-style-name="L2">
      <style:paragraph-properties fo:margin-top="0in" fo:margin-bottom="0in"/>
    </style:style>
    <style:style style:name="P95" style:family="paragraph" style:parent-style-name="Text_20_body" style:list-style-name="L2">
      <style:paragraph-properties fo:margin-top="0in" fo:margin-bottom="0in"/>
    </style:style>
    <style:style style:name="P96" style:family="paragraph" style:parent-style-name="Text_20_body" style:list-style-name="L2">
      <style:paragraph-properties fo:margin-top="0in" fo:margin-bottom="0in"/>
    </style:style>
    <style:style style:name="P97" style:family="paragraph" style:parent-style-name="Text_20_body" style:list-style-name="L2">
      <style:paragraph-properties fo:margin-top="0in" fo:margin-bottom="0in"/>
    </style:style>
    <style:style style:name="P98" style:family="paragraph" style:parent-style-name="Text_20_body" style:list-style-name="L2">
      <style:paragraph-properties fo:margin-top="0in" fo:margin-bottom="0in"/>
    </style:style>
    <style:style style:name="P99" style:family="paragraph" style:parent-style-name="Text_20_body" style:list-style-name="L2">
      <style:paragraph-properties fo:margin-top="0in" fo:margin-bottom="0in"/>
    </style:style>
    <style:style style:name="P100" style:family="paragraph" style:parent-style-name="Text_20_body" style:list-style-name="L2">
      <style:paragraph-properties fo:margin-top="0in" fo:margin-bottom="0in"/>
    </style:style>
    <style:style style:name="P101" style:family="paragraph" style:parent-style-name="Text_20_body" style:list-style-name="L2">
      <style:paragraph-properties fo:margin-top="0in" fo:margin-bottom="0in"/>
    </style:style>
    <style:style style:name="P102" style:family="paragraph" style:parent-style-name="Text_20_body" style:list-style-name="L2">
      <style:paragraph-properties fo:margin-top="0in" fo:margin-bottom="0in"/>
    </style:style>
    <style:style style:name="P103" style:family="paragraph" style:parent-style-name="Text_20_body" style:list-style-name="L2">
      <style:paragraph-properties fo:margin-top="0in" fo:margin-bottom="0in"/>
    </style:style>
    <style:style style:name="P104" style:family="paragraph" style:parent-style-name="Text_20_body" style:list-style-name="L2">
      <style:paragraph-properties fo:margin-top="0in" fo:margin-bottom="0in"/>
    </style:style>
    <style:style style:name="P105" style:family="paragraph" style:parent-style-name="Text_20_body" style:list-style-name="L2">
      <style:paragraph-properties fo:margin-top="0in" fo:margin-bottom="0in"/>
    </style:style>
    <style:style style:name="P106" style:family="paragraph" style:parent-style-name="Text_20_body" style:list-style-name="L2">
      <style:paragraph-properties fo:margin-top="0in" fo:margin-bottom="0in"/>
    </style:style>
    <style:style style:name="P107" style:family="paragraph" style:parent-style-name="Text_20_body" style:list-style-name="L2">
      <style:paragraph-properties fo:margin-top="0in" fo:margin-bottom="0in"/>
    </style:style>
    <style:style style:name="P108" style:family="paragraph" style:parent-style-name="Text_20_body" style:list-style-name="L2">
      <style:paragraph-properties fo:margin-top="0in" fo:margin-bottom="0in"/>
    </style:style>
    <style:style style:name="P109" style:family="paragraph" style:parent-style-name="Text_20_body" style:list-style-name="L3">
      <style:paragraph-properties fo:margin-top="0in" fo:margin-bottom="0in"/>
    </style:style>
    <style:style style:name="P110" style:family="paragraph" style:parent-style-name="Text_20_body" style:list-style-name="L3">
      <style:paragraph-properties fo:margin-top="0in" fo:margin-bottom="0in"/>
    </style:style>
    <style:style style:name="P111" style:family="paragraph" style:parent-style-name="Text_20_body" style:list-style-name="L3">
      <style:paragraph-properties fo:margin-top="0in" fo:margin-bottom="0in"/>
    </style:style>
    <style:style style:name="P112" style:family="paragraph" style:parent-style-name="Text_20_body" style:list-style-name="L3">
      <style:paragraph-properties fo:margin-top="0in" fo:margin-bottom="0in"/>
    </style:style>
    <style:style style:name="P113" style:family="paragraph" style:parent-style-name="Text_20_body" style:list-style-name="L3">
      <style:paragraph-properties fo:margin-top="0in" fo:margin-bottom="0in"/>
    </style:style>
    <style:style style:name="P114" style:family="paragraph" style:parent-style-name="Text_20_body" style:list-style-name="L3">
      <style:paragraph-properties fo:margin-top="0in" fo:margin-bottom="0in"/>
    </style:style>
    <style:style style:name="P115" style:family="paragraph" style:parent-style-name="Text_20_body" style:list-style-name="L3">
      <style:paragraph-properties fo:margin-top="0in" fo:margin-bottom="0in"/>
    </style:style>
    <style:style style:name="P116" style:family="paragraph" style:parent-style-name="Text_20_body" style:list-style-name="L3">
      <style:paragraph-properties fo:margin-top="0in" fo:margin-bottom="0in"/>
    </style:style>
    <style:style style:name="P117" style:family="paragraph" style:parent-style-name="Text_20_body" style:list-style-name="L3">
      <style:paragraph-properties fo:margin-top="0in" fo:margin-bottom="0in"/>
      <style:text-properties fo:font-style="italic" style:font-style-asian="italic" style:font-style-complex="italic"/>
    </style:style>
    <style:style style:name="P118"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19"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20"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21" style:family="paragraph" style:parent-style-name="Text_20_body" style:list-style-name="L4">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22" style:family="paragraph" style:parent-style-name="Text_20_body" style:list-style-name="L2">
      <style:paragraph-properties fo:margin-left="0in" fo:margin-right="0in" fo:margin-top="0in" fo:margin-bottom="0in" fo:text-indent="0in" style:auto-text-indent="false"/>
    </style:style>
    <style:style style:name="P123" style:family="paragraph" style:parent-style-name="Text_20_body" style:list-style-name="L2">
      <style:paragraph-properties fo:margin-left="0in" fo:margin-right="0in" fo:margin-top="0in" fo:margin-bottom="0in" fo:text-indent="0in" style:auto-text-indent="false"/>
    </style:style>
    <style:style style:name="P124" style:family="paragraph" style:parent-style-name="Text_20_body" style:list-style-name="L2">
      <style:paragraph-properties fo:margin-left="0in" fo:margin-right="0in" fo:margin-top="0in" fo:margin-bottom="0in" fo:text-indent="0in" style:auto-text-indent="false"/>
    </style:style>
    <style:style style:name="P125" style:family="paragraph" style:parent-style-name="Text_20_body" style:list-style-name="L2">
      <style:paragraph-properties fo:margin-left="0in" fo:margin-right="0in" fo:margin-top="0in" fo:margin-bottom="0in" fo:text-indent="0in" style:auto-text-indent="false"/>
    </style:style>
    <style:style style:name="P126" style:family="paragraph" style:parent-style-name="Text_20_body" style:list-style-name="L3">
      <style:paragraph-properties fo:margin-left="0in" fo:margin-right="0in" fo:margin-top="0in" fo:margin-bottom="0in" fo:text-indent="0in" style:auto-text-indent="false"/>
      <style:text-properties fo:font-style="italic" style:font-style-asian="italic" style:font-style-complex="italic"/>
    </style:style>
    <style:style style:name="P127"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8"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9"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0"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1"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2"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3"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4"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35"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36"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37" style:family="paragraph" style:parent-style-name="Text_20_body" style:list-style-name="L4">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38" style:family="paragraph" style:parent-style-name="Text_20_body" style:list-style-name="L2">
      <style:paragraph-properties fo:margin-left="0.5in" fo:margin-right="0in" fo:margin-top="0in" fo:margin-bottom="0in" fo:text-indent="0in" style:auto-text-indent="false"/>
    </style:style>
    <style:style style:name="P139" style:family="paragraph" style:parent-style-name="Text_20_body" style:list-style-name="L2">
      <style:paragraph-properties fo:margin-left="0.5in" fo:margin-right="0in" fo:margin-top="0in" fo:margin-bottom="0in" fo:text-indent="0in" style:auto-text-indent="false"/>
    </style:style>
    <style:style style:name="P140" style:family="paragraph" style:parent-style-name="Text_20_body" style:list-style-name="L2">
      <style:paragraph-properties fo:margin-left="0.5in" fo:margin-right="0in" fo:margin-top="0in" fo:margin-bottom="0in" fo:text-indent="0in" style:auto-text-indent="false"/>
    </style:style>
    <style:style style:name="P141" style:family="paragraph" style:parent-style-name="Text_20_body" style:list-style-name="L2">
      <style:paragraph-properties fo:margin-left="0.5in" fo:margin-right="0in" fo:margin-top="0in" fo:margin-bottom="0in" fo:text-indent="0in" style:auto-text-indent="false"/>
    </style:style>
    <style:style style:name="P142" style:family="paragraph" style:parent-style-name="Text_20_body" style:list-style-name="L2">
      <style:paragraph-properties fo:margin-left="0.5in" fo:margin-right="0in" fo:margin-top="0in" fo:margin-bottom="0in" fo:text-indent="0in" style:auto-text-indent="false"/>
    </style:style>
    <style:style style:name="P143" style:family="paragraph" style:parent-style-name="Text_20_body" style:list-style-name="L2">
      <style:paragraph-properties fo:margin-left="0.5in" fo:margin-right="0in" fo:margin-top="0in" fo:margin-bottom="0in" fo:text-indent="0in" style:auto-text-indent="false"/>
    </style:style>
    <style:style style:name="P144" style:family="paragraph" style:parent-style-name="Text_20_body" style:list-style-name="L2">
      <style:paragraph-properties fo:margin-left="0.5in" fo:margin-right="0in" fo:margin-top="0in" fo:margin-bottom="0in" fo:text-indent="0in" style:auto-text-indent="false"/>
    </style:style>
    <style:style style:name="P145" style:family="paragraph" style:parent-style-name="Text_20_body" style:list-style-name="L2">
      <style:paragraph-properties fo:margin-left="0.5in" fo:margin-right="0in" fo:margin-top="0in" fo:margin-bottom="0in" fo:text-indent="0in" style:auto-text-indent="false"/>
    </style:style>
    <style:style style:name="P146" style:family="paragraph" style:parent-style-name="Text_20_body" style:list-style-name="L2">
      <style:paragraph-properties fo:margin-left="0.5in" fo:margin-right="0in" fo:margin-top="0in" fo:margin-bottom="0in" fo:text-indent="0in" style:auto-text-indent="false"/>
    </style:style>
    <style:style style:name="P147" style:family="paragraph" style:parent-style-name="Text_20_body" style:list-style-name="L2">
      <style:paragraph-properties fo:margin-left="0.5in" fo:margin-right="0in" fo:margin-top="0in" fo:margin-bottom="0in" fo:text-indent="0in" style:auto-text-indent="false"/>
    </style:style>
    <style:style style:name="P148" style:family="paragraph" style:parent-style-name="Text_20_body" style:list-style-name="L2">
      <style:paragraph-properties fo:margin-left="0.5in" fo:margin-right="0in" fo:margin-top="0in" fo:margin-bottom="0in" fo:text-indent="0in" style:auto-text-indent="false"/>
    </style:style>
    <style:style style:name="P149" style:family="paragraph" style:parent-style-name="Text_20_body" style:list-style-name="L2">
      <style:paragraph-properties fo:margin-left="0.5in" fo:margin-right="0in" fo:margin-top="0in" fo:margin-bottom="0in" fo:text-indent="0in" style:auto-text-indent="false"/>
    </style:style>
    <style:style style:name="P150" style:family="paragraph" style:parent-style-name="Text_20_body" style:list-style-name="L2">
      <style:paragraph-properties fo:margin-left="0.5in" fo:margin-right="0in" fo:margin-top="0in" fo:margin-bottom="0in" fo:text-indent="0in" style:auto-text-indent="false"/>
    </style:style>
    <style:style style:name="P151" style:family="paragraph" style:parent-style-name="Text_20_body" style:list-style-name="L2">
      <style:paragraph-properties fo:margin-left="0.5in" fo:margin-right="0in" fo:margin-top="0in" fo:margin-bottom="0in" fo:text-indent="0in" style:auto-text-indent="false"/>
    </style:style>
    <style:style style:name="P15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3" style:family="paragraph" style:parent-style-name="Standard" style:list-style-name="L2"/>
    <style:style style:name="P164" style:family="paragraph" style:parent-style-name="Standard" style:list-style-name="L2"/>
    <style:style style:name="P165" style:family="paragraph" style:parent-style-name="Standard" style:list-style-name="L2"/>
    <style:style style:name="P166" style:family="paragraph" style:parent-style-name="Standard" style:list-style-name="L2"/>
    <style:style style:name="P167"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168"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69"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70"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71"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72"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73" style:family="paragraph" style:parent-style-name="Standard" style:list-style-name="L2"/>
    <style:style style:name="P174" style:family="paragraph" style:parent-style-name="Standard" style:list-style-name="L2"/>
    <style:style style:name="P175" style:family="paragraph" style:parent-style-name="Standard" style:list-style-name="L2"/>
    <style:style style:name="P176" style:family="paragraph" style:parent-style-name="Standard" style:list-style-name="L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7" style:family="paragraph" style:parent-style-name="Standard" style:list-style-name="L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8" style:family="paragraph" style:parent-style-name="Code_20_Indented" style:list-style-name="L3"/>
    <style:style style:name="P179" style:family="paragraph" style:parent-style-name="Code_20_Indented" style:list-style-name="L5"/>
    <style:style style:name="P180" style:family="paragraph" style:parent-style-name="Code_20_Indented" style:list-style-name="L5"/>
    <style:style style:name="P181" style:family="paragraph" style:parent-style-name="Code_20_Indented" style:list-style-name="L5">
      <style:paragraph-properties fo:margin-left="0.25in" fo:margin-right="0in" fo:text-indent="0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bold"/>
    </style:style>
    <style:style style:name="T7" style:family="text">
      <style:text-properties style:font-name="Times New Roman"/>
    </style:style>
    <style:style style:name="T8" style:family="text">
      <style:text-properties style:font-name="Times New Roman" fo:font-style="italic" style:font-style-asian="italic" style:font-style-complex="italic"/>
    </style:style>
    <style:style style:name="T9" style:family="text">
      <style:text-properties style:font-name="Times New Roman" fo:font-style="italic" fo:font-weight="normal" style:font-style-asian="italic" style:font-weight-asian="normal" style:font-style-complex="italic" style:font-weight-complex="normal"/>
    </style:style>
    <style:style style:name="T10" style:family="text">
      <style:text-properties style:font-name="Times New Roman" fo:font-style="normal" fo:font-weight="normal" style:font-style-asian="italic" style:font-weight-asian="normal" style:font-style-complex="italic" style:font-weight-complex="normal"/>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XCAT 2.x MySQL Setup</text:p>
      <text:p text:style-name="P7"><text:s/></text:p>
      <text:p text:style-name="P34">Date: 10/01/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1"><text:a xlink:type="simple" xlink:href="#1.Switch to the MySQL database on the Management Node|outline">1.0 Switch to the MySQL database on the Management Node<text:tab/>1</text:a></text:p>
          <text:p text:style-name="P42"><text:a xlink:type="simple" xlink:href="#1.1.Install MySQL|outline">1.1 Install MySQL<text:tab/>1</text:a></text:p>
          <text:p text:style-name="P42"><text:a xlink:type="simple" xlink:href="#1.2.Configure MySQL|outline">1.2 Configure MySQL<text:tab/>2</text:a></text:p>
          <text:p text:style-name="P42"><text:a xlink:type="simple" xlink:href="#1.3.Migrate xCAT data to MySQL|outline">1.3 Migrate xCAT data to MySQL<text:tab/>6</text:a></text:p>
          <text:p text:style-name="P42"><text:a xlink:type="simple" xlink:href="#1.4.Hierarchy|outline">1.4 Hierarchy<text:tab/>7</text:a></text:p>
          <text:p text:style-name="P42"><text:a xlink:type="simple" xlink:href="#1.5.Add ODBC support|outline">1.5 Add ODBC support<text:tab/>7</text:a></text:p>
          <text:p text:style-name="P42"><text:a xlink:type="simple" xlink:href="#1.6.Removing MySQL database|outline">1.6 Removing MySQL database<text:tab/>9</text:a></text:p>
          <text:p text:style-name="P42"><text:a xlink:type="simple" xlink:href="#1.7.Migrate to new level MySQL|outline">1.7 Migrate to new level MySQL<text:tab/>10</text:a></text:p>
          <text:p text:style-name="P42"><text:a xlink:type="simple" xlink:href="#1.8.References|outline">1.8 References<text:tab/>10</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text:reference-mark-start text:name="Install MySQL"/>Install MySQL<text:reference-mark-end text:name="Install MySQL"/></text:h>
      <text:p text:style-name="Standard">On AIX:</text:p>
      <text:p text:style-name="Standard"/>
      <text:p text:style-name="Standard">The xCAT RPM called xcat-mysql is provided as a convenience to help simplify the installation of MySQL on an AIX system. <text:s/>This RPM is available at https://sourceforge.net/projects/xcat/files/</text:p>
      <text:p text:style-name="Standard">Download x<text:span text:style-name="T3">cat-mysql-2.*.gz.</text:span></text:p>
      <text:p text:style-name="Standard"/>
      <text:p text:style-name="Standard"/>
      <text:p text:style-name="Standard"/>
      <text:p text:style-name="Standard">To install the packages use the following commands:</text:p>
      <text:p text:style-name="Standard"/>
      <text:p text:style-name="Standard"/>
      <text:p text:style-name="P24">gunzip <text:s/>xcat-mysql-2*.gz</text:p>
      <text:p text:style-name="P24">tar -xvf xcat-mysql-2*.tar</text:p>
      <text:p text:style-name="P24">./instmysql </text:p>
      <text:p text:style-name="Standard"/>
      <text:p text:style-name="Standard">The <text:s/><text:span text:style-name="T3">xcat-mysql </text:span><text:span text:style-name="T5">post processing will automatically unwrap MySQL in the /usr/local directory and will create a link for /usr/local/mysql. <text:s/>I will also update the PATH environment variable in the /etc/profile file.</text:span></text:p>
      <text:p text:style-name="P4"><text:soft-page-break/></text:p>
      <text:p text:style-name="P4">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text:reference-mark-start text:name="Configure MySQL"/>Configure MySQL<text:reference-mark-end text:name="Configure MySQL"/></text:h>
      <text:p text:style-name="Standard"/>
      <text:p text:style-name="Standard"/>
      <text:p text:style-name="P36">To set up the MySQL <text:s/>database on the Management Node follow these steps. </text:p>
      <text:p text:style-name="P36">(See <text:a xlink:type="simple" xlink:href="http://dev.mysql.com/doc/refman/5.1/en/installing-binary.html">http://dev.mysql.com/doc/refman/5.1/en/installing-binary.html</text:a> for additional details.)</text:p>
      <text:p text:style-name="P36"/>
      <text:p text:style-name="P36">This example assumes:</text:p>
      <text:p text:style-name="P36"/>
      <text:list text:style-name="L1">
        <text:list-item>
          <text:p text:style-name="P57">mn20: <text:s/>hostname of management node </text:p>
        </text:list-item>
        <text:list-item>
          <text:p text:style-name="P57">xcatdb: <text:s/>database name</text:p>
        </text:list-item>
        <text:list-item>
          <text:p text:style-name="P57">mysql: <text:s/>database role (aka user)</text:p>
        </text:list-item>
        <text:list-item>
          <text:p text:style-name="P57">xcatadmin <text:s/>database user id used by xCAT for access</text:p>
        </text:list-item>
        <text:list-item>
          <text:p text:style-name="P57">xcat201: <text:s/>database password for xcatadmin </text:p>
        </text:list-item>
      </text:list>
      <text:p text:style-name="P36"/>
      <text:p text:style-name="P36"/>
      <text:p text:style-name="P36"/>
      <text:p text:style-name="P36">Substitute your addresses and desired database administration, password and database name as appropriate.</text:p>
      <text:p text:style-name="P36"/>
      <text:p text:style-name="P36">On <text:s/>AIX: The example assumes that <text:span text:style-name="T2">mysql</text:span> it was installed in <text:span text:style-name="T3">/usr/local and commands and the database <text:s/>is under /usr/local/mysql </text:span><text:s/>directory. </text:p>
      <text:p text:style-name="P36">On Linux: <text:s/>mysql is already installed in /usr/bin and the database is in /var/lib/mysql ( tested on Redhat).</text:p>
      <text:p text:style-name="P36">Set your paths accordingly. </text:p>
      <text:p text:style-name="P36"/>
      <text:list text:style-name="L2">
        <text:list-item>
          <text:p text:style-name="P82"><text:span text:style-name="T7">For AIX, add a login user and group for </text:span><text:span text:style-name="Strong_20_Emphasis"><text:span text:style-name="T7">mysqld</text:span></text:span><text:span text:style-name="T7"> ( this is probably already there on <text:s/>Linux): </text:span></text:p>
          <text:p text:style-name="P118"><text:s text:c="12"/>add the group <text:s/>mysql</text:p>
          <text:p text:style-name="P127">add the user <text:s text:c="3"/>mysql</text:p>
          <text:p text:style-name="P127"/>
        </text:list-item>
      </text:list>
      <text:p text:style-name="Code_20_Indented">mkgroup mysql</text:p>
      <text:p text:style-name="Code_20_Indented">mkuser pgrp=mysql mysql </text:p>
      <text:list text:style-name="L2" text:continue-numbering="true">
        <text:list-header>
          <text:p text:style-name="P118"><text:soft-page-break/></text:p>
        </text:list-header>
        <text:list-item>
          <text:p text:style-name="P62">On AIX, Update permissions on installed mysql</text:p>
          <text:list>
            <text:list-item>
              <text:list>
                <text:list-header>
                  <text:p text:style-name="P118">cd /usr/local/mysql</text:p>
                  <text:p text:style-name="P122"><text:span text:style-name="Source_20_Text"><text:span text:style-name="T8">chown -R mysql .</text:span></text:span></text:p>
                  <text:p text:style-name="P122"><text:span text:style-name="Source_20_Text"><text:span text:style-name="T8">chgrp -R mysql .</text:span></text:span></text:p>
                </text:list-header>
              </text:list>
            </text:list-item>
          </text:list>
          <text:p text:style-name="P138"><text:span text:style-name="Source_20_Text"><text:span text:style-name="T8"/></text:span></text:p>
        </text:list-item>
        <text:list-item>
          <text:p text:style-name="P62">Create the MySQL data directory and initialize the grant tables: </text:p>
          <text:p text:style-name="P138"><text:span text:style-name="T8">On AIX: /usr/local/mysql/</text:span><text:span text:style-name="Source_20_Text"><text:span text:style-name="T8">scripts/mysql_install_db --user=mysql</text:span></text:span></text:p>
          <text:p text:style-name="P138"><text:span text:style-name="Source_20_Text"><text:span text:style-name="T8">On Linux: /usr/bin/mysql_install_db --user=mysql</text:span></text:span></text:p>
          <text:p text:style-name="P62"/>
        </text:list-item>
        <text:list-item>
          <text:p text:style-name="P62">Edit Server config file to run <text:s/>in ASCI-QUOTES mode ( required)</text:p>
          <text:p text:style-name="P163"><text:s text:c="8"/>On AIX:</text:p>
          <text:p text:style-name="P163"><text:s text:c="3"/><text:span text:style-name="T9"><text:s text:c="9"/>cp /usr/local/mysql/support-files/my-large.cnf <text:s/>/etc/my.cnf</text:span></text:p>
          <text:p text:style-name="P163"><text:span text:style-name="T9"><text:s text:c="8"/></text:span><text:span text:style-name="T10"><text:s/></text:span></text:p>
          <text:p text:style-name="P55"><text:s text:c="6"/><text:span text:style-name="T4"><text:s/>On Linux and AIX: <text:s/>edit /etc/my.cnf . </text:span></text:p>
          <text:p text:style-name="P55"><text:s text:c="13"/><text:span text:style-name="T4">under the # The MySQL server [mysqld] <text:s text:c="3"/>section</text:span></text:p>
          <text:p text:style-name="P163"><text:span text:style-name="T9"><text:s text:c="13"/></text:span><text:span text:style-name="T10">add the following line:</text:span><text:span text:style-name="T9"> <text:s text:c="6"/>sql_mode=ANSI_QUOTES </text:span></text:p>
          <text:p text:style-name="P167"/>
        </text:list-item>
        <text:list-item>
          <text:p text:style-name="P168">For large systems you may also need to increase max_connections to the database in the my.cnf file. The default is 100. <text:s/>These defaults can be seen with the SHOW VARIABLES statement. <text:s/>( see below). <text:s text:c="2"/>To increase max_connections, add this line to the configuration file:</text:p>
          <text:p text:style-name="P168"><text:s text:c="8"/></text:p>
          <text:p text:style-name="P168"><text:s text:c="4"/>max_connections=300 </text:p>
          <text:p text:style-name="P168">Other system variables might also need to change: </text:p>
          <text:p text:style-name="P168">http://dev.mysql.com/doc/refman/5.1/en/server-system-variables.html#sysvar_max_connections</text:p>
        </text:list-item>
      </text:list>
      <text:p text:style-name="P5"/>
      <text:list text:style-name="L2" text:continue-numbering="true">
        <text:list-header>
          <text:p text:style-name="P138"><text:span text:style-name="Strong_20_Emphasis"><text:span text:style-name="T9"/></text:span></text:p>
        </text:list-header>
        <text:list-item>
          <text:p text:style-name="P62">On AIX:Update permissions for root to own database</text:p>
          <text:p text:style-name="P134">cd /usr/local/mysql</text:p>
          <text:p text:style-name="P138"><text:span text:style-name="Source_20_Text"><text:span text:style-name="T9">chown -R root .</text:span></text:span></text:p>
          <text:p text:style-name="P138"><text:span text:style-name="Strong_20_Emphasis"><text:span text:style-name="T9">chown -R mysql data</text:span></text:span></text:p>
          <text:p text:style-name="P138"><text:span text:style-name="Strong_20_Emphasis"><text:span text:style-name="T9"/></text:span></text:p>
        </text:list-item>
        <text:list-item>
          <text:p text:style-name="P122"><text:span text:style-name="Strong_20_Emphasis"><text:span text:style-name="T9">Set the ulimits for the root id to unlimited</text:span></text:span></text:p>
          <text:p text:style-name="P122"><text:span text:style-name="Strong_20_Emphasis"><text:span text:style-name="T9"/></text:span></text:p>
        </text:list-item>
      </text:list>
      <text:p text:style-name="P27"><text:span text:style-name="Source_20_Text"><text:span text:style-name="T8">Run the command ulimit -a and check the settings:</text:span></text:span></text:p>
      <text:p text:style-name="P27"><text:span text:style-name="Source_20_Text"><text:span text:style-name="T8">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span></text:span></text:p>
      <text:p text:style-name="P27"><text:soft-page-break/><text:span text:style-name="Source_20_Text"><text:span text:style-name="T8"/></text:span></text:p>
      <text:p text:style-name="P27"><text:span text:style-name="Source_20_Text"><text:span text:style-name="T8">Change the ulimit setting to unlimited.</text:span></text:span></text:p>
      <text:p text:style-name="P27"><text:span text:style-name="Source_20_Text"><text:span text:style-name="T8"/></text:span></text:p>
      <text:p text:style-name="P27"><text:span text:style-name="Source_20_Text"><text:span text:style-name="T3">ulimit -m unlimited</text:span></text:span></text:p>
      <text:p text:style-name="P27"><text:span text:style-name="Source_20_Text"><text:span text:style-name="T3">ulimit -d unlimited</text:span></text:span></text:p>
      <text:p text:style-name="P27"><text:span text:style-name="Source_20_Text"><text:span text:style-name="T3">ulimit -f unlimited</text:span></text:span></text:p>
      <text:p text:style-name="P27"><text:span text:style-name="Source_20_Text"><text:span text:style-name="T3">ulimit -s unlimited</text:span></text:span></text:p>
      <text:p text:style-name="P27"><text:span text:style-name="Source_20_Text"><text:span text:style-name="T3"/></text:span></text:p>
      <text:list text:style-name="L2" text:continue-numbering="true">
        <text:list-header>
          <text:p text:style-name="P138"><text:span text:style-name="Source_20_Text"><text:span text:style-name="T9"/></text:span></text:p>
          <text:p text:style-name="P62"/>
        </text:list-header>
        <text:list-item>
          <text:p text:style-name="P62"><text:reference-mark-start text:name="Start the MySQL server"/>Start the MySQL server<text:reference-mark-end text:name="Start the MySQL server"/> ( running as root must use the --user option):</text:p>
        </text:list-item>
      </text:list>
      <text:p text:style-name="P36"><text:s text:c="24"/></text:p>
      <text:p text:style-name="P36"><text:s text:c="25"/><text:span text:style-name="Source_20_Text"><text:span text:style-name="T8">On AIX:</text:span></text:span></text:p>
      <text:list text:style-name="L2" text:continue-numbering="true">
        <text:list-header>
          <text:p text:style-name="P138"><text:span text:style-name="T8">/usr/local/mysql/</text:span><text:span text:style-name="Source_20_Text"><text:span text:style-name="T8">bin/mysqld_safe --user=mysql &amp;</text:span></text:span></text:p>
          <text:p text:style-name="P138"><text:span text:style-name="Source_20_Text"><text:span text:style-name="T8">On Linux:</text:span></text:span></text:p>
          <text:p text:style-name="P138"><text:span text:style-name="Source_20_Text"><text:span text:style-name="T8">/usr/bin/mysqld_safe --user=mysql &amp; <text:s/>or</text:span></text:span></text:p>
          <text:p text:style-name="P138"><text:span text:style-name="Source_20_Text"><text:span text:style-name="T8">service mysqld start </text:span></text:span></text:p>
          <text:p text:style-name="P138"><text:span text:style-name="Source_20_Text"><text:span text:style-name="T8"/></text:span></text:p>
        </text:list-header>
      </text:list>
      <text:p text:style-name="P27"><text:span text:style-name="Source_20_Text"><text:span text:style-name="T3"/></text:span></text:p>
      <text:list text:style-name="L2" text:continue-numbering="true">
        <text:list-header>
          <text:p text:style-name="P138"><text:span text:style-name="Source_20_Text"><text:span text:style-name="T8"/></text:span></text:p>
        </text:list-header>
        <text:list-item>
          <text:p text:style-name="P82"><text:span text:style-name="Source_20_Text">Setup MySQL to make sure it is started automatically on reboot of the Management Node</text:span></text:p>
          <text:p text:style-name="P82"><text:span text:style-name="Source_20_Text"><text:s text:c="2"/>On AIX:</text:span></text:p>
          <text:p text:style-name="P46"><text:span text:style-name="Source_20_Text"><text:s text:c="5"/>In the /etc/inittab, add the following line before the line for xcatd to <text:s/>make sure it is started before the restart of xcatd.</text:span></text:p>
          <text:p text:style-name="P82"><text:span text:style-name="Source_20_Text"/></text:p>
          <text:p text:style-name="P82"><text:span text:style-name="Source_20_Text">mysql:2:once:</text:span><text:span text:style-name="Source_20_Text"><text:span text:style-name="T8">/usr/local/mysql/bin/mysqld_safe --user=mysql &amp;</text:span></text:span></text:p>
          <text:p text:style-name="P82"><text:span text:style-name="Source_20_Text"><text:span text:style-name="T8"/></text:span></text:p>
        </text:list-item>
      </text:list>
      <text:p text:style-name="P35"><text:span text:style-name="Source_20_Text"><text:span text:style-name="T8"><text:s text:c="17"/>On Linux:</text:span></text:span></text:p>
      <text:p text:style-name="P35"><text:span text:style-name="Source_20_Text"><text:span text:style-name="T8"/></text:span></text:p>
      <text:p text:style-name="P35"><text:span text:style-name="Source_20_Text"><text:span text:style-name="T8"><text:s text:c="20"/>chkconfig mysqld on</text:span></text:span></text:p>
      <text:p text:style-name="P35"><text:span text:style-name="Source_20_Text"><text:span text:style-name="T8"><text:s text:c="20"/></text:span></text:span></text:p>
      <text:p text:style-name="P35"><text:span text:style-name="Source_20_Text"><text:span text:style-name="T8"/></text:span></text:p>
      <text:p text:style-name="P35"><text:span text:style-name="Source_20_Text"><text:span text:style-name="T8"/></text:span></text:p>
      <text:list text:style-name="L2" text:continue-numbering="true">
        <text:list-item>
          <text:p text:style-name="P82"><text:span text:style-name="Source_20_Text">Change Admin password</text:span></text:p>
          <text:p text:style-name="P82"><text:span text:style-name="Source_20_Text">ON AIX:</text:span></text:p>
          <text:p text:style-name="P82"><text:span text:style-name="Source_20_Text">/usr/local/mysql/bin/</text:span><text:span text:style-name="Source_20_Text">mysqladmin -u root password 'new-password'</text:span></text:p>
          <text:p text:style-name="P82"><text:span text:style-name="Source_20_Text">On Linux:</text:span></text:p>
          <text:p text:style-name="P82"><text:span text:style-name="Source_20_Text">/usr/bin/mysqladmin -u root password 'new-password'</text:span></text:p>
          <text:p text:style-name="P82"><text:span text:style-name="Source_20_Text"><text:span text:style-name="T7"/></text:span></text:p>
          <text:p text:style-name="P82"><text:span text:style-name="Source_20_Text"/></text:p>
          <text:p text:style-name="P82"><text:span text:style-name="Source_20_Text"><text:span text:style-name="T7"/></text:span></text:p>
          <text:p text:style-name="P82"><text:span text:style-name="Source_20_Text"><text:span text:style-name="T7"/></text:span></text:p>
        </text:list-item>
        <text:list-item>
          <text:p text:style-name="P82"><text:span text:style-name="Source_20_Text"><text:span text:style-name="T7">If command fails, </text:span></text:span></text:p>
          <text:p text:style-name="P82"><text:soft-page-break/><text:span text:style-name="Source_20_Text">On AIX: check the /usr/local/mysql/data/mn20.err file. </text:span></text:p>
          <text:p text:style-name="P82"><text:span text:style-name="Source_20_Text">On Linux: check /var/log/mysqld.log</text:span></text:p>
          <text:p text:style-name="P82"><text:span text:style-name="Source_20_Text"><text:span text:style-name="T7"/></text:span></text:p>
          <text:p text:style-name="P82"><text:span text:style-name="Source_20_Text"><text:span text:style-name="T7"/></text:span></text:p>
          <text:p text:style-name="P82"><text:span text:style-name="Source_20_Text"><text:span text:style-name="T7"/></text:span></text:p>
        </text:list-item>
        <text:list-item>
          <text:p text:style-name="P82"><text:span text:style-name="Source_20_Text"><text:s/>If you need to </text:span><text:reference-mark-start text:name="stop MySQL server"/><text:span text:style-name="Source_20_Text">stop MySQL server</text:span><text:reference-mark-end text:name="stop MySQL server"/><text:span text:style-name="Source_20_Text"> run the following command:</text:span></text:p>
          <text:p text:style-name="P82"><text:span text:style-name="Source_20_Text"><text:span text:style-name="T7"/></text:span></text:p>
          <text:p text:style-name="P82"><text:span text:style-name="Source_20_Text">On AIX: /usr/local/mysql/bin/mysqladmin -u root -p shutdown</text:span></text:p>
          <text:p text:style-name="P82"><text:span text:style-name="Source_20_Text">On Linux: /usr/bin/mysqladmin -u root -p shutdown</text:span></text:p>
        </text:list-item>
      </text:list>
      <text:p text:style-name="P35"><text:span text:style-name="Source_20_Text"><text:s text:c="16"/>or service mysqld stop</text:span></text:p>
      <text:list text:style-name="L2" text:continue-numbering="true">
        <text:list-header>
          <text:p text:style-name="P82"><text:span text:style-name="Source_20_Text"><text:span text:style-name="T7"/></text:span></text:p>
          <text:p text:style-name="P82"><text:span text:style-name="Source_20_Text"><text:span text:style-name="T7"/></text:span></text:p>
          <text:p text:style-name="P62"/>
        </text:list-header>
        <text:list-item>
          <text:p text:style-name="P62">Create the <text:span text:style-name="T3">xcatdb</text:span> database.</text:p>
          <text:p text:style-name="P127">On AIX: /usr/local/mysql/bin/mysql <text:s/>-u root -p</text:p>
          <text:p text:style-name="P127">On Linux: /usr/bin/mysql -u root -p</text:p>
          <text:p text:style-name="P127">Enter password: <text:s text:c="3"/></text:p>
          <text:p text:style-name="P127">mysql &gt; CREATE DATABASE xcatdb;</text:p>
          <text:p text:style-name="P127"/>
        </text:list-item>
      </text:list>
      <text:p text:style-name="List_20_Continue"><text:s/></text:p>
      <text:list text:style-name="L2" text:continue-numbering="true">
        <text:list-header>
          <text:p text:style-name="P62"/>
        </text:list-header>
        <text:list-item>
          <text:p text:style-name="P62">Create the xcat admin id with password <text:s/>xcat201 and set permissions.</text:p>
        </text:list-item>
      </text:list>
      <text:p text:style-name="Text_20_body"><text:s text:c="25"/>On AIX:<text:span text:style-name="T3">/usr/local/mysql/bin/mysql <text:s/>-u root -p</text:span></text:p>
      <text:p text:style-name="P37"><text:s text:c="25"/>On Linux: /usr/bin/mysql -u root -p</text:p>
      <text:list text:style-name="L2" text:continue-numbering="true">
        <text:list-header>
          <text:p text:style-name="P163"><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text:s/>xcatadmin@&lt;servicenode ip(s)&gt; IDENTIFIED BY 'xcat201';</text:p>
      <text:p text:style-name="Text_20_body"><text:s text:c="20"/>Substitute your own admin id name and password and management <text:s text:c="10"/>node and service node ip address or name. </text:p>
      <text:p text:style-name="P38">Note: you want to do a GRANT ALL to every ipaddress or nodename that will need to access the database. <text:s/>You can use wildcards as follows:</text:p>
      <text:p text:style-name="P40">mysql &gt; GRANT ALL on xcatdb.* TO xcatadmin@'%.example.com' IDENTIFIED BY 'xcat201';</text:p>
      <text:p text:style-name="P40">mysql &gt; GRANT ALL on xcatdb.* TO xcatadmin@'8.113.33.%' IDENTIFIED BY 'xcat201';</text:p>
      <text:p text:style-name="P38"><text:soft-page-break/></text:p>
      <text:list text:style-name="L2" text:continue-numbering="true">
        <text:list-item>
          <text:p text:style-name="P62">Check the user table.</text:p>
          <text:p text:style-name="P62"><text:s text:c="10"/>mysql &gt; SELECT host, user FROM mysql.user;</text:p>
          <text:p text:style-name="P62"/>
        </text:list-item>
        <text:list-item>
          <text:p text:style-name="P62">Check system variables</text:p>
          <text:p text:style-name="P62"><text:s text:c="10"/>mysql &gt; SHOW VARIABLES;</text:p>
          <text:p text:style-name="P62"/>
          <text:p text:style-name="P62"/>
        </text:list-item>
        <text:list-item>
          <text:p text:style-name="P62"><text:s/>Check the defined databases.</text:p>
          <text:p text:style-name="P135">mysql &gt; SHOW DATABASES;</text:p>
          <text:p text:style-name="P135"/>
        </text:list-item>
        <text:list-item>
          <text:p text:style-name="P62">To run commands against the <text:span text:style-name="T3">xcatdb </text:span><text:span text:style-name="T5">database you can enter MySQL commands as follows:</text:span></text:p>
        </text:list-item>
      </text:list>
      <text:p text:style-name="P18">mysql &gt; use xcatdb;</text:p>
      <text:p text:style-name="P18">mysql &gt; SHOW TABLES;</text:p>
      <text:p text:style-name="P18">mysql &gt; DESCRIBE &lt;table name&gt;;</text:p>
      <text:p text:style-name="P18"/>
      <text:p text:style-name="P36"/>
      <text:p text:style-name="P28">To exit:</text:p>
      <text:p text:style-name="P18">mysql &gt; quit;</text:p>
      <text:h text:style-name="Heading_20_2" text:outline-level="2"><text:reference-mark-start text:name="Migrate xCAT data to MySQL"/>Migrate xCAT data to MySQL<text:reference-mark-end text:name="Migrate xCAT data to MySQL"/></text:h>
      <text:p text:style-name="Standard"/>
      <text:p text:style-name="P35"/>
      <text:list text:style-name="L3">
        <text:list-item>
          <text:p text:style-name="P109">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52">mkdir -p ~/xcat-dbback</text:p>
          <text:p text:style-name="P152">dumpxCATdb -p ~/xcat-dbback</text:p>
          <text:p text:style-name="P109"/>
        </text:list-item>
        <text:list-item>
          <text:p text:style-name="P109">/etc/xcat/cfgloc should contain the following line, substituting your specific info. This points the xCAT database access code to the new database.</text:p>
          <text:p text:style-name="P152">mysql:dbname=xcatdb;host=mn20|xcatadmin|xcat201</text:p>
          <text:p text:style-name="P152">Note: may need to use long hostname or ip address</text:p>
          <text:p text:style-name="P152"><text:s text:c="2"/>mysql:dbname=xcatdb;host=mn20.cluster.net|xcatadmin|xcat201 <text:s text:c="2"/></text:p>
          <text:p text:style-name="P109"/>
          <text:p text:style-name="P178">chmod 0600 /etc/xcat/cfgloc </text:p>
          <text:p text:style-name="P109"/>
        </text:list-item>
        <text:list-item>
          <text:p text:style-name="P109">Restore your database to MySQL (bypass mode runs the command without xcatd):</text:p>
          <text:p text:style-name="P152">XCATBYPASS=1 restorexCATdb -p ~/xcat-dbback</text:p>
          <text:p text:style-name="P109"/>
        </text:list-item>
        <text:list-item>
          <text:p text:style-name="P109">Start the xcatd daemon using the MySQL database </text:p>
          <text:p text:style-name="P152"><text:span text:style-name="T5">On AIX: <text:s text:c="3"/></text:span>xcatstart <text:span text:style-name="T5"><text:line-break/>On Linux: <text:s/></text:span>service xcatd restart</text:p>
        </text:list-item>
        <text:list-item>
          <text:p text:style-name="P126"><text:soft-page-break/>unset XCATBYPASS</text:p>
          <text:p text:style-name="P152"/>
          <text:p text:style-name="P117"/>
        </text:list-item>
      </text:list>
      <text:p text:style-name="P17"><text:s text:c="4"/></text:p>
      <text:p text:style-name="P17"/>
      <text:h text:style-name="P15" text:outline-level="2">Hierarchy</text:h>
      <text:p text:style-name="P8"/>
      <text:p text:style-name="P9">If running xCAT with Service Nodes, <text:s/>hierarchical mode, you will also have to install MySQL on the Service Nodes. <text:s text:c="3"/></text:p>
      <text:p text:style-name="P9"/>
      <text:p text:style-name="P9">For AIX, <text:s/>read the <text:a xlink:type="simple" xlink:href="https://xcat.svn.sourceforge.net/svnroot/xcat/xcat-core/trunk/xCAT-client/share/doc/xCAT2onAIXServiceNodes.pdf">xCAT2onAIXServiceNodes</text:a> document. <text:s text:c="3"/></text:p>
      <text:p text:style-name="P39">For Linux, read the <text:a xlink:type="simple" xlink:href="https://xcat.svn.sourceforge.net/svnroot/xcat/xcat-core/trunk/xCAT-client/share/doc/xCAT2advanced.pdf">xCAT2 Advanced Cookboo</text:a>k, section on Postgresql and just substitute MySQL as your database. </text:p>
      <text:p text:style-name="P39"/>
      <text:h text:style-name="Heading_20_2" text:outline-level="2">Add ODBC support</text:h>
      <text:p text:style-name="P6">Note: <text:s/>You only need to follow the steps in this section on adding ODBC support, if you plan to develop C, <text:s text:c="4"/>C++ database applications on the database or run such applications (like LoadLeveler). <text:s/>Otherwise skip to the next section.</text:p>
      <text:p text:style-name="Standard"/>
      <text:p text:style-name="Standard"/>
      <text:p text:style-name="Standard"><text:s text:c="4"/>1. Install ODBC package and MySQL connector.</text:p>
      <text:p text:style-name="P23">On AIX:</text:p>
      <text:p text:style-name="P23"><text:s text:c="5"/>You'll need <text:s/>unixODBC and <text:span text:style-name="Source_20_Text"><text:span text:style-name="T7">mysql-connector-odbc packages. </text:span></text:span>unixODBC package is included in the dep-aix-xxxx.tar.gz file and <text:s/><text:span text:style-name="Source_20_Text"><text:span text:style-name="T7">mysql-connector-odbc package is included in xcat-mysql-xxxx.tar.gz. Both .gz files</text:span></text:span> were downloaded when setting up the xCAT management node. <text:s/></text:p>
      <text:p text:style-name="P23"/>
      <text:p text:style-name="P23">To install the packages use the following commands:</text:p>
      <text:p text:style-name="P23"/>
      <text:p text:style-name="P24"/>
      <text:p text:style-name="P19">rpm -i unixODBC-* <text:s/>( this is in the xcat AIX dependency package and will be on the system if you have installed the latest deps package).</text:p>
      <text:p text:style-name="P19">rpm -i mysql-connector-odbc-*</text:p>
      <text:p text:style-name="P24"/>
      <text:p text:style-name="P25">On Linux:</text:p>
      <text:p text:style-name="P25"><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5"><text:s text:c="4"/>For RedHat and Fedora:</text:p>
      <text:p text:style-name="P20">unixODBC-*</text:p>
      <text:p text:style-name="P20">mysql-connector-odbc-*</text:p>
      <text:p text:style-name="P25"><text:s text:c="4"/>For SLES:</text:p>
      <text:p text:style-name="P20">unixODBC-*</text:p>
      <text:p text:style-name="P20">mysql-client-*</text:p>
      <text:p text:style-name="P20">libmysqlclient*</text:p>
      <text:p text:style-name="P20"><text:soft-page-break/>MyODBC-unixODBC-*</text:p>
      <text:p text:style-name="P25"><text:s text:c="4"/>Please note that MyODBC-unixODBC rpm can be found in SDK CD 1 for SLES 11. <text:s/></text:p>
      <text:p text:style-name="P25"><text:a xlink:type="simple" xlink:href="http://xcat.sourceforge.net/yum/xcat-dep/"/></text:p>
      <text:p text:style-name="Standard"><text:s text:c="4"/>2. Configure ODBC</text:p>
      <text:p text:style-name="P23"><text:s text:c="4"/>You need to make changes to <text:span text:style-name="T3">odbc.ini</text:span> and <text:span text:style-name="T3">odbcinst.ini</text:span> files so that ODBC works with xCAT database. <text:span text:style-name="T1">These files come with unixODBC package and are located under /etc directory. (On SLES they are located under /etc/unixODBC directory). </text:span></text:p>
      <text:p text:style-name="P23"/>
      <text:p text:style-name="P23">First find the ODBC driver. For AIX, RH and Fedora:</text:p>
      <text:p text:style-name="P19">rpm -ql mysql-connector-odbc</text:p>
      <text:p text:style-name="P25">For SLES:</text:p>
      <text:p text:style-name="P19">rpm -ql MyODBC-unixODBC</text:p>
      <text:p text:style-name="P19"/>
      <text:p text:style-name="P25">It will list the file names come for the MySQL connector. Pick the one that is called libmyodbc#.so as the driver and put it into odbcinst.ini file.</text:p>
      <text:p text:style-name="P25"/>
      <text:p text:style-name="P19">vi /etc/odbcinst.ini <text:s text:c="2"/>or vi /etc/unixODBC/odbcinst.ini ( SLES)</text:p>
      <text:p text:style-name="P21">[MySQL]</text:p>
      <text:p text:style-name="P21">Description = ODBC for MySQL</text:p>
      <text:p text:style-name="P21">Driver <text:s text:c="5"/>= /usr/lib64/libmyodbc3.so</text:p>
      <text:p text:style-name="P23"/>
      <text:p text:style-name="P23">Next, configure the DSN for ODBC: </text:p>
      <text:p text:style-name="P19">vi /etc/odbc.ini or vi /etc/unixODBC/odbc.ini (SLES)</text:p>
      <text:p text:style-name="P21">[xCATDB]</text:p>
      <text:p text:style-name="P21">Driver <text:s text:c="2"/>= MySQL</text:p>
      <text:p text:style-name="P21">SERVER <text:s text:c="2"/>= mn20</text:p>
      <text:p text:style-name="P21">PORT <text:s text:c="4"/>= 3306</text:p>
      <text:p text:style-name="P21">DATABASE = xcatdb</text:p>
      <text:p text:style-name="P21"/>
      <text:p text:style-name="P26">Then, put the admin user id and password for xcatdb database on the root's home directory so that user root will not have to specify them when accessing the database through ODBC:</text:p>
      <text:p text:style-name="P26"/>
      <text:p text:style-name="P21">vi $roothome/.odbc.ini</text:p>
      <text:p text:style-name="P21">[xCATDB]</text:p>
      <text:p text:style-name="P21">SERVER = mn20</text:p>
      <text:p text:style-name="P21">DATABASE = xcatdb</text:p>
      <text:p text:style-name="P21">USER <text:s text:c="4"/>= xcatadmin</text:p>
      <text:p text:style-name="P21">PASSWORD = xcat20l</text:p>
      <text:p text:style-name="P21"/>
      <text:p text:style-name="P21">chmod 0600 .odbc.ini <text:s/></text:p>
      <text:p text:style-name="P21"/>
      <text:p text:style-name="P29">The server, user id and password can be found in /etc/xcat/cfgloc file.</text:p>
      <text:p text:style-name="P22"/>
      <text:p text:style-name="P13"><text:s text:c="5"/><text:span text:style-name="T5">3. Configure the Service Node</text:span></text:p>
      <text:p text:style-name="P29"><text:s text:c="4"/>[Skip this step if there are no service nodes in the cluster.] </text:p>
      <text:p text:style-name="P29"><text:s text:c="4"/>If there are service nodes in the cluster you need to install unixODBC and MySQL connector on them and modify the ODBC configuration files just as we did in step 1 and 2. <text:s/>xCAT has utilities to install additional software on <text:soft-page-break/>the nodes. To install ODBC and MySQL on to the service nodes, refer to the following documents for details:</text:p>
      <text:p text:style-name="P27">Linux: <text:a xlink:type="simple" xlink:href="https://xcat.svn.sourceforge.net/svnroot/xcat/xcat-core/trunk/xCAT-client/share/doc/xCAT2-updatenode.pdf">xCAT2-updatenode.pdf</text:a></text:p>
      <text:p text:style-name="P30"><text:span text:style-name="T5">AIX: </text:span><text:a xlink:type="simple" xlink:href="https://xcat.svn.sourceforge.net/svnroot/xcat/xcat-core/trunk/xCAT-client/share/doc/xCAT2onAIXUpdates.pdf"><text:span text:style-name="T5">xCAT2onAIXUpdates.pdf</text:span></text:a></text:p>
      <text:p text:style-name="P30"><text:a xlink:type="simple" xlink:href="https://xcat.svn.sourceforge.net/svnroot/xcat/xcat-core/trunk/xCAT-client/share/doc/xCAT2onAIXUpdates.pdf"><text:span text:style-name="T5"/></text:a></text:p>
      <text:p text:style-name="P29">Then sync the odbcinst.ini and odbc.ini files to the service nodes:</text:p>
      <text:p text:style-name="P29">For AIX:</text:p>
      <text:p text:style-name="P30"><text:s text:c="4"/>xdcp service -v /etc/odbcinst.ini /etc/odbcinst.ini</text:p>
      <text:p text:style-name="P30"><text:s text:c="4"/>xdcp service <text:s/>-v /etc/odbc.ini /etc/odbc.ini</text:p>
      <text:p text:style-name="P30"><text:s text:c="4"/>xdcp service <text:s/>-v /.odbc.ini /.odbc.ini</text:p>
      <text:p text:style-name="P29"/>
      <text:p text:style-name="P29">For RH and Ferdora:</text:p>
      <text:p text:style-name="P30"><text:s text:c="4"/>xdcp service -v /etc/odbcinst.ini <text:s/>/etc/odbcinst.ini</text:p>
      <text:p text:style-name="P30"><text:s text:c="4"/>xdcp service <text:s/>-v /etc/odbc.ini <text:s text:c="2"/>/etc/odbc.ini</text:p>
      <text:p text:style-name="P30"><text:s text:c="4"/>xdcp service <text:s/>-v $roothome/.odbc.ini <text:s text:c="2"/>$roothome/.odbc.ini</text:p>
      <text:p text:style-name="P30"/>
      <text:p text:style-name="P29">For SLES</text:p>
      <text:p text:style-name="P30"><text:s text:c="4"/>xdcp service <text:s/>-v /etc/unixODBC/odbcinst.ini <text:s text:c="3"/>/etc/unixODBC/odbcinst.ini</text:p>
      <text:p text:style-name="P30"><text:s text:c="4"/>xdcp service <text:s/>-v /etc/unixODBC/odbc.ini <text:s text:c="4"/>/etc/unixODBC/odbc.ini</text:p>
      <text:p text:style-name="P30"><text:s text:c="4"/>xdcp service <text:s/>-v $roothome/.odbc.ini <text:s text:c="3"/>$roothome/.odbc.ini</text:p>
      <text:p text:style-name="P30"/>
      <text:p text:style-name="P29">where service is the node group name for all the service nodes.</text:p>
      <text:p text:style-name="P29"/>
      <text:list text:style-name="L4">
        <text:list-item>
          <text:p text:style-name="P121">Test ODBC</text:p>
          <text:p text:style-name="P137">Please note that the path for isql command on AIX is /usr/local/bin.</text:p>
        </text:list-item>
      </text:list>
      <text:p text:style-name="P14"><text:s text:c="13"/>As user root:</text:p>
      <text:p text:style-name="P30"><text:span text:style-name="T5"><text:s text:c="5"/></text:span>isql -v xCATDB</text:p>
      <text:p text:style-name="P29"><text:s/>As a <text:s/>non-root user:</text:p>
      <text:p text:style-name="P30"><text:span text:style-name="T5"><text:s text:c="5"/></text:span>isql -v xCATDB xcatadmin xcat201</text:p>
      <text:p text:style-name="P30"><text:s/><text:span text:style-name="T5"><text:s/></text:span><text:s/></text:p>
      <text:p text:style-name="P30"/>
      <text:p text:style-name="P29">Then</text:p>
      <text:p text:style-name="P31"><text:span text:style-name="T12"><text:s text:c="4"/></text:span><text:span text:style-name="T3">mysql &gt; SHOW TABLES;</text:span></text:p>
      <text:p text:style-name="P12"/>
      <text:p text:style-name="P28">To exit:</text:p>
      <text:p text:style-name="P32"><text:s text:c="3"/><text:span text:style-name="T11"><text:s/>mysql &gt; quit;</text:span></text:p>
      <text:p text:style-name="P30"/>
      <text:p text:style-name="P30"/>
      <text:h text:style-name="P33" text:outline-level="2" text:is-list-header="true"/>
      <text:h text:style-name="P16" text:outline-level="2">Removing MySQL database</text:h>
      <text:p text:style-name="P10"/>
      <text:p text:style-name="Body_20_Text_20_First_20_Indent">To remove the database, <text:s/>first backup you copy:</text:p>
      <text:list text:style-name="L3" text:continue-numbering="true">
        <text:list-header>
          <text:p text:style-name="P152">mkdir -p ~/xcat-dbback</text:p>
          <text:p text:style-name="P152">dumpxCATdb -p ~/xcat-dbback</text:p>
          <text:p text:style-name="P152"/>
        </text:list-header>
      </text:list>
      <text:p text:style-name="Body_20_Text_20_First_20_Indent"><text:soft-page-break/>Now remove the database:</text:p>
      <text:p text:style-name="Standard"><text:s text:c="25"/>On AIX:<text:span text:style-name="T3">/usr/local/mysql/bin/mysql <text:s/>-u root -p</text:span></text:p>
      <text:p text:style-name="P37"><text:s text:c="25"/><text:span text:style-name="T6">On Linux</text:span>: /usr/bin/mysql -u root -p</text:p>
      <text:list text:style-name="L2" text:continue-numbering="true">
        <text:list-header>
          <text:p text:style-name="P163"><text:s text:c="13"/>Enter password: <text:s text:c="2"/></text:p>
          <text:p text:style-name="P163"><text:s/></text:p>
        </text:list-header>
      </text:list>
      <text:p text:style-name="Standard"><text:s text:c="3"/>To drop the database, enter:</text:p>
      <text:p text:style-name="Standard"/>
      <text:p text:style-name="Standard"><text:s text:c="27"/>mysql&gt; drop database xcatdb; </text:p>
      <text:p text:style-name="Standard"/>
      <text:h text:style-name="P16" text:outline-level="2">Migrate to new level MySQL</text:h>
      <text:p text:style-name="P11"/>
      <text:p text:style-name="Body_20_Text_20_First_20_Indent">If you want to migrate to a new xCAT level of MySQL, <text:s/>note the entire setup will have to be redone. <text:s text:c="2"/>It is best to stay on your current level, even though a new one has been made available. <text:s text:c="2"/>In the future, <text:s text:c="2"/>we will be changing the install of MySQL to be more automated so this will not be the case. </text:p>
      <text:p text:style-name="Body_20_Text_20_First_20_Indent">If you need to update to the new xCAT MySQL, <text:s/>then do the following:</text:p>
      <text:list text:style-name="L5">
        <text:list-item>
          <text:p text:style-name="P47">Backup your database as you did in <text:reference-ref text:reference-format="text" text:ref-name="Migrate xCAT data to MySQL">Migrate xCAT data to MySQL</text:reference-ref>.</text:p>
        </text:list-item>
        <text:list-item>
          <text:p text:style-name="P47">Stop the MySQL server as you did in <text:reference-ref text:reference-format="text" text:ref-name="stop MySQL server">stop MySQL server</text:reference-ref>.</text:p>
        </text:list-item>
        <text:list-item>
          <text:p text:style-name="P47">Stop xcatd daemon </text:p>
          <text:p text:style-name="P179"><text:span text:style-name="T5">On AIX: <text:s text:c="3"/></text:span><text:span text:style-name="T3">xcatstop</text:span><text:span text:style-name="T5"><text:line-break/>On Linux: <text:s/></text:span><text:span text:style-name="T3">service xcatd stop</text:span></text:p>
        </text:list-item>
        <text:list-item>
          <text:p text:style-name="P47">Unlink the previous version of MySQL</text:p>
          <text:p text:style-name="P179">cd /usr/local</text:p>
          <text:p text:style-name="P181"><text:s text:c="3"/>rm mysql</text:p>
        </text:list-item>
        <text:list-item>
          <text:p text:style-name="P47"><text:s/>Download the latest MySQL as indicated in <text:reference-ref text:reference-format="text" text:ref-name="Install MySQL">Install MySQL</text:reference-ref>.</text:p>
          <text:p text:style-name="P44"/>
        </text:list-item>
        <text:list-item>
          <text:p text:style-name="P47">Follow the entire install process outlined in <text:reference-ref text:reference-format="text" text:ref-name="Install MySQL">Install MySQL</text:reference-ref> and <text:reference-ref text:reference-format="text" text:ref-name="Configure MySQL">Configure MySQL</text:reference-ref>. You will not have to create the mysql id or group on AIX, <text:s/>since they already exist. <text:s text:c="2"/>You will <text:s/>not have to update the /etc/my.cnf file, since it was previously setup. </text:p>
        </text:list-item>
        <text:list-item>
          <text:p text:style-name="P47">Restore your database and start xcatd as you did in <text:reference-ref text:reference-format="text" text:ref-name="Migrate xCAT data to MySQL">Migrate xCAT data to MySQL</text:reference-ref>.</text:p>
        </text:list-item>
        <text:list-item>
          <text:p text:style-name="P47">You will now be running on the new database level. <text:s text:c="2"/>You can remove the old level by going to /usr/local and removing the <text:s/>mysql-5.0.67-aix5.3-powerpc-64bit directory. <text:s/>It takes up a lot of space under /usr/local. <text:s text:c="2"/>Be sure your new level is running and your database is restored, <text:s/>because the old directory does contain the mysql data. </text:p>
          <text:p text:style-name="P44"/>
        </text:list-item>
      </text:list>
      <text:p text:style-name="Standard"/>
      <text:h text:style-name="P16" text:outline-level="2"><text:soft-page-break/>References</text:h>
      <text:p text:style-name="P10"/>
      <text:list text:style-name="L6">
        <text:list-item>
          <text:p text:style-name="P176"><text:a xlink:type="simple" xlink:href="http://www.pantz.org/software/mysql/mysqlcommands.html">http://www.pantz.org/software/mysql/mysqlcommands.html</text:a></text:p>
        </text:list-item>
        <text:list-item>
          <text:p text:style-name="P176">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09-10-01T07:22:59</dc:date>
    <meta:print-date>2008-06-30T12:21:55</meta:print-date>
    <meta:editing-cycles>292</meta:editing-cycles>
    <meta:editing-duration>P5DT4H9M29S</meta:editing-duration>
    <meta:user-defined meta:name="Info 1"/>
    <meta:user-defined meta:name="Info 2"/>
    <meta:user-defined meta:name="Info 3"/>
    <meta:user-defined meta:name="Info 4"/>
    <meta:document-statistic meta:table-count="0" meta:image-count="0" meta:object-count="0" meta:page-count="11" meta:paragraph-count="261" meta:word-count="2114" meta:character-count="13162"/>
  </office:meta>
</office:document-meta>
</file>